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Arial" svg:font-family="Arial" style:font-family-generic="swiss" style:font-pitch="variable"/>
    <style:font-face style:name="Calibri1" svg:font-family="Calibri" style:font-family-generic="swiss" style:font-pitch="variable"/>
    <style:font-face style:name="F" svg:font-family="" style:font-family-generic="system" style:font-pitch="variable"/>
    <style:font-face style:name="Arial1" svg:font-family="Arial" style:font-family-generic="system" style:font-pitch="variable"/>
    <style:font-face style:name="Calibri2" svg:font-family="Calibri" style:font-family-generic="system" style:font-pitch="variable"/>
    <style:font-face style:name="Microsoft YaHei" svg:font-family="'Microsoft YaHei'" style:font-family-generic="system" style:font-pitch="variable"/>
  </office:font-face-decls>
  <office:automatic-styles>
    <style:style style:name="P1" style:family="paragraph" style:parent-style-name="Normal">
      <style:paragraph-properties fo:margin-left="-0.009cm" fo:margin-right="0cm" fo:text-indent="0cm" style:auto-text-indent="false">
        <style:tab-stops/>
      </style:paragraph-properties>
      <style:text-properties officeooo:paragraph-rsid="000a0817"/>
    </style:style>
    <style:style style:name="P2" style:family="paragraph" style:parent-style-name="Normal">
      <style:paragraph-properties fo:margin-left="-0.009cm" fo:margin-right="0cm" fo:margin-top="0cm" fo:margin-bottom="0cm" style:contextual-spacing="false" fo:line-height="188%" fo:text-indent="0cm" style:auto-text-indent="false">
        <style:tab-stops/>
      </style:paragraph-properties>
      <style:text-properties officeooo:paragraph-rsid="000a0817"/>
    </style:style>
    <style:style style:name="P3" style:family="paragraph" style:parent-style-name="Normal">
      <style:paragraph-properties fo:margin-top="0cm" fo:margin-bottom="0.349cm" style:contextual-spacing="false" fo:line-height="114%" fo:text-align="center" style:justify-single-word="false"/>
      <style:text-properties officeooo:paragraph-rsid="000a0817"/>
    </style:style>
    <style:style style:name="P4" style:family="paragraph" style:parent-style-name="Normal">
      <style:paragraph-properties fo:margin-left="0cm" fo:margin-right="0cm" fo:margin-top="0cm" fo:margin-bottom="0.277cm" style:contextual-spacing="false" fo:line-height="107%" fo:text-indent="0cm" style:auto-text-indent="false">
        <style:tab-stops/>
      </style:paragraph-properties>
      <style:text-properties officeooo:paragraph-rsid="000a0817"/>
    </style:style>
    <style:style style:name="P5" style:family="paragraph" style:parent-style-name="Normal">
      <style:paragraph-properties fo:margin-left="0cm" fo:margin-right="0cm" fo:margin-top="0cm" fo:margin-bottom="0.392cm" style:contextual-spacing="false" fo:line-height="107%" fo:text-indent="0cm" style:auto-text-indent="false">
        <style:tab-stops/>
      </style:paragraph-properties>
      <style:text-properties officeooo:paragraph-rsid="000a0817"/>
    </style:style>
    <style:style style:name="P6" style:family="paragraph" style:parent-style-name="Normal">
      <style:paragraph-properties fo:margin-left="0cm" fo:margin-right="0cm" fo:margin-top="0cm" fo:margin-bottom="0.399cm" style:contextual-spacing="false" fo:line-height="107%" fo:text-indent="0cm" style:auto-text-indent="false">
        <style:tab-stops/>
      </style:paragraph-properties>
      <style:text-properties officeooo:paragraph-rsid="000a0817"/>
    </style:style>
    <style:style style:name="P7" style:family="paragraph" style:parent-style-name="Normal">
      <style:paragraph-properties fo:margin-left="-0.009cm" fo:margin-right="1.543cm" fo:margin-top="0cm" fo:margin-bottom="0.005cm" style:contextual-spacing="false" fo:line-height="187%" fo:text-indent="0cm" style:auto-text-indent="false">
        <style:tab-stops/>
      </style:paragraph-properties>
      <style:text-properties officeooo:paragraph-rsid="000a0817"/>
    </style:style>
    <style:style style:name="P8" style:family="paragraph" style:parent-style-name="Normal">
      <style:paragraph-properties fo:margin-left="-0.026cm" fo:margin-right="0cm" fo:text-indent="0cm" style:auto-text-indent="false">
        <style:tab-stops>
          <style:tab-stop style:position="6.703cm" style:type="center"/>
        </style:tab-stops>
      </style:paragraph-properties>
      <style:text-properties officeooo:paragraph-rsid="000a0817"/>
    </style:style>
    <style:style style:name="P9" style:family="paragraph" style:parent-style-name="Normal">
      <style:paragraph-properties fo:margin-left="-0.026cm" fo:margin-right="0cm" fo:text-indent="0cm" style:auto-text-indent="false">
        <style:tab-stops>
          <style:tab-stop style:position="7.736cm" style:type="center"/>
          <style:tab-stop style:position="16.427cm" style:type="right"/>
        </style:tab-stops>
      </style:paragraph-properties>
      <style:text-properties officeooo:paragraph-rsid="000a0817"/>
    </style:style>
    <style:style style:name="P10" style:family="paragraph" style:parent-style-name="Normal">
      <style:paragraph-properties fo:margin-left="0cm" fo:margin-right="0cm" fo:margin-top="0cm" fo:margin-bottom="0.155cm" style:contextual-spacing="false" fo:line-height="107%" fo:text-align="center" style:justify-single-word="false" fo:text-indent="0cm" style:auto-text-indent="false">
        <style:tab-stops/>
      </style:paragraph-properties>
      <style:text-properties officeooo:paragraph-rsid="000a0817"/>
    </style:style>
    <style:style style:name="P11" style:family="paragraph" style:parent-style-name="Standard">
      <style:paragraph-properties fo:text-align="center" style:justify-single-word="false"/>
      <style:text-properties fo:font-size="18pt" style:font-size-asian="18pt" style:font-size-complex="18pt"/>
    </style:style>
    <style:style style:name="P12" style:family="paragraph" style:parent-style-name="Standard">
      <style:text-properties fo:font-size="12pt" style:font-size-asian="12pt" style:font-size-complex="12pt"/>
    </style:style>
    <style:style style:name="P13" style:family="paragraph" style:parent-style-name="Standard">
      <style:text-properties fo:font-size="12pt" style:font-size-asian="12pt" style:font-size-complex="18pt"/>
    </style:style>
    <style:style style:name="P14" style:family="paragraph" style:parent-style-name="Standard">
      <style:text-properties style:font-name="Arial" fo:font-size="18pt" style:text-underline-style="solid" style:text-underline-width="auto" style:text-underline-color="font-color" officeooo:paragraph-rsid="000a0817" style:text-underline-mode="continuous" style:text-overline-mode="continuous" style:text-line-through-mode="continuous" style:font-size-asian="18pt" style:font-size-complex="18pt"/>
    </style:style>
    <style:style style:name="P15" style:family="paragraph" style:parent-style-name="Standard">
      <style:text-properties style:font-name="Arial" style:text-underline-style="solid" style:text-underline-width="auto" style:text-underline-color="font-color" officeooo:paragraph-rsid="000a0817" style:text-underline-mode="continuous" style:text-overline-mode="continuous" style:text-line-through-mode="continuous"/>
    </style:style>
    <style:style style:name="P16" style:family="paragraph" style:parent-style-name="Standard">
      <style:text-properties style:font-name="Arial" officeooo:paragraph-rsid="000a0817"/>
    </style:style>
    <style:style style:name="P17" style:family="paragraph" style:parent-style-name="Standard">
      <style:text-properties officeooo:paragraph-rsid="000a0817"/>
    </style:style>
    <style:style style:name="P18" style:family="paragraph" style:parent-style-name="Standard">
      <style:paragraph-properties fo:text-align="center" style:justify-single-word="false"/>
      <style:text-properties officeooo:rsid="000a0817" officeooo:paragraph-rsid="000a0817"/>
    </style:style>
    <style:style style:name="P19" style:family="paragraph" style:parent-style-name="Standard">
      <style:paragraph-properties fo:margin-top="0cm" fo:margin-bottom="0.282cm" style:contextual-spacing="false"/>
    </style:style>
    <style:style style:name="P20" style:family="paragraph" style:parent-style-name="Standard" style:master-page-name="Standard">
      <style:paragraph-properties fo:text-align="center" style:justify-single-word="false" style:page-number="auto"/>
    </style:style>
    <style:style style:name="P21" style:family="paragraph" style:parent-style-name="Standard">
      <style:paragraph-properties fo:margin-left="-0.009cm" fo:margin-right="0cm" fo:text-indent="0cm" style:auto-text-indent="false">
        <style:tab-stops/>
      </style:paragraph-properties>
      <style:text-properties officeooo:paragraph-rsid="000a0817"/>
    </style:style>
    <style:style style:name="P22" style:family="paragraph" style:parent-style-name="Standard" style:master-page-name="MP0">
      <style:paragraph-properties style:page-number="auto" fo:break-before="page"/>
      <style:text-properties style:font-name="Arial" fo:font-size="18pt" style:text-underline-style="solid" style:text-underline-width="auto" style:text-underline-color="font-color" officeooo:paragraph-rsid="000a0817" style:text-underline-mode="continuous" style:text-overline-mode="continuous" style:text-line-through-mode="continuous" style:font-size-asian="18pt" style:font-size-complex="18pt"/>
    </style:style>
    <style:style style:name="T1" style:family="text">
      <style:text-properties fo:font-size="18pt" style:font-size-asian="18pt" style:font-size-complex="18pt"/>
    </style:style>
    <style:style style:name="T2" style:family="text">
      <style:text-properties fo:font-size="14pt" style:font-size-asian="14pt" style:font-size-complex="14pt"/>
    </style:style>
    <style:style style:name="T3" style:family="text">
      <style:text-properties fo:font-size="14pt" style:font-size-asian="14pt" style:font-size-complex="18pt"/>
    </style:style>
    <style:style style:name="T4" style:family="text">
      <style:text-properties fo:font-size="12pt" style:font-size-asian="12pt" style:font-size-complex="12pt"/>
    </style:style>
    <style:style style:name="T5" style:family="text">
      <style:text-properties fo:font-size="12pt" style:font-size-asian="12pt" style:font-size-complex="18pt"/>
    </style:style>
    <style:style style:name="T6" style:family="text">
      <style:text-properties fo:font-size="11pt" style:font-size-asian="11pt" style:font-size-complex="18pt"/>
    </style:style>
    <style:style style:name="T7" style:family="text">
      <style:text-properties fo:font-size="24pt" style:font-size-asian="24pt"/>
    </style:style>
    <style:style style:name="T8" style:family="text">
      <style:text-properties fo:font-size="16pt" style:font-size-asian="16pt"/>
    </style:style>
    <style:style style:name="T9" style:family="text">
      <style:text-properties style:font-name="Arial"/>
    </style:style>
    <style:style style:name="T10" style:family="text">
      <style:text-properties style:font-name="Arial" fo:font-size="11pt" style:font-size-asian="11pt" style:font-size-complex="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T1">TEMA 1: La empresa y su entorno</text:span></text:p>
      <text:p text:style-name="P18"><text:span text:style-name="T1">Antonio J. Montero García</text:span></text:p>
      <text:p text:style-name="P11"/>
      <text:p text:style-name="Standard"><text:span text:style-name="T1">Actividad 1</text:span></text:p>
      <text:p text:style-name="Standard"><text:span text:style-name="T2">Señala cual es la empresa que más te guste y señala los motivos de porque te gusta.</text:span></text:p>
      <text:p text:style-name="Standard"><text:span text:style-name="T4">Corsair, es una marca de componentes de ordenador y de periféricos con alto nivel de calidad, años en el mercado y con una amplia gama de productos. Sus acabados son bastante buenos en cualquier gama y no es una empresa con precios desorbitados, aunque en este sector las empresas tope de gama suelen serlo.</text:span></text:p>
      <text:p text:style-name="Standard"><text:span text:style-name="T4">Sus productos son fiables y duraderos, con mucha configuración posible, mucha compatibilidad y con numerosos softwares detrás de ellos.</text:span></text:p>
      <text:p text:style-name="P12"/>
      <text:p text:style-name="P12"/>
      <text:p text:style-name="Standard"><text:span text:style-name="T1">Definición de empresa</text:span></text:p>
      <text:p text:style-name="Standard"><text:span text:style-name="T5">Conjunto organizado de factores de producción (trabajadores, máquinas, capital…) que ponen a disposición del público (clientes) un determinado producto (bienes o servicios) a cambio de un ingreso económico.</text:span></text:p>
      <text:p text:style-name="P13"/>
      <text:p text:style-name="P13"/>
      <text:p text:style-name="P13"/>
      <text:p text:style-name="Standard"><text:span text:style-name="T1">Actividad 3</text:span></text:p>
      <text:p text:style-name="Standard"><text:span text:style-name="T3">Explica cada uno de los elementos del entorno específico y pon un ejemplo de cada uno.</text:span></text:p>
      <text:p text:style-name="Standard"><text:span text:style-name="T5">-Proveedores: se dice de las empresas que proporcionan inputs a otras empresas para su proceso de producción. Emasesa</text:span></text:p>
      <text:p text:style-name="Standard"><text:span text:style-name="T5">-Clientes: son las personas destinadas a obtener los servicios ofrecidos por una empresa. Como hemos dicho arriba una empresa puede ser cliente también, si hay otra empresa de la que dependa para su producción.</text:span></text:p>
      <text:p text:style-name="Standard"><text:soft-page-break/><text:span text:style-name="T5">-Competidores: se dice de las empresas que se encuentran relacionadas con tu misma actividad empresarial y las cuales has de tener en cuenta para la evolución de tu empresa.</text:span></text:p>
      <text:p text:style-name="Standard"><text:span text:style-name="T5">-Entidades financieras: son organizaciones (normalmente bancos) que se encargan de suministrar dinero a cambio de un interés.</text:span></text:p>
      <text:p text:style-name="Standard"><text:span text:style-name="T5">-Administraciones públicas: nos referimos a las organizaciones que tienen un carácter público (ayuntamientos etc). Una empresa tiene una responsabilidad que cumplir con dichos organismos. </text:span></text:p>
      <text:p text:style-name="P10"><text:span text:style-name="Default_20_Paragraph_20_Font"><text:span text:style-name="T7">ACTIVIDAD 1 </text:span></text:span></text:p>
      <text:p text:style-name="P3"><text:span text:style-name="Default_20_Paragraph_20_Font"><text:span text:style-name="T8">Analiza si la empresa elegida cumple con las características que hemos estudiado en la definición de empresa y justifica tu respuesta. </text:span></text:span></text:p>
      <text:p text:style-name="P3"><text:span text:style-name="Default_20_Paragraph_20_Font"><text:span text:style-name="T8">Explica con tus palabras los objetivos de la empresa que aparecen en la página 13 del libro (4ª página del PDF) y analiza si la empresa que has elegido cumple con todos los objetivos. Justifica tu respuesta. </text:span></text:span></text:p>
      <text:p text:style-name="P4"><text:span text:style-name="Default_20_Paragraph_20_Font"><text:span text:style-name="T8"><text:s/></text:span></text:span></text:p>
      <text:p text:style-name="P1">La empresa que he elegido es Corsair. Dicha empresa cumple con las características generales de una empresa. Es una organización que se encuentra en relación con la sociedad. Su objetivo consiste en satisfacer algunas necesidades de los consumidores, mediante la producción y distribución de estos. </text:p>
      <text:p text:style-name="P5"><text:s/></text:p>
      <text:p text:style-name="P1">Entre los objetivos empresariales encontramos: </text:p>
      <text:p text:style-name="P2"><text:s/><text:tab/>-La creación del máximo beneficio, que consiste en hacer lo mayor posible la <text:s text:c="2"/><text:tab/>diferencia entre ingresos y gastos. </text:p>
      <text:p text:style-name="P7"><text:s/><text:tab/>-Crecimiento: seguir invirtiendo en la empresa para fomentar su mejoría. <text:s/><text:tab/>-Satisfacer a los clientes: los productos o servicios deben ser satisfactorios <text:s/><text:tab/>para los clientes, para asegurar su vuelta. </text:p>
      <text:p text:style-name="P8"><text:s/><text:tab/>-Calidad: ofrecer una calidad con nuestros productos/servicios. </text:p>
      <text:p text:style-name="P9"><text:soft-page-break/><text:s/><text:tab/>-Supervivencia: cuando una empresa no crece y solo aspira a mantenerse a <text:s/><text:tab/>flote. </text:p>
      <text:p text:style-name="P1"><text:s/><text:tab/>-Objetivos sociales: No centrarse solo en lo económico, sino tambien en <text:s/>ofrecer calidad general, tanto a los trabajadores como al medio. </text:p>
      <text:p text:style-name="P6"><text:s/></text:p>
      <text:p text:style-name="P1"><text:span text:style-name="T5">Tras hacer un análisis he llegado a la conclusión de que la empresa elegida (Corsair) cumple con todos los objetivos empresariales. </text:span><text:span text:style-name="Default_20_Paragraph_20_Font"><text:span text:style-name="T6"><text:s/></text:span></text:span></text:p>
      <text:p text:style-name="P1"><text:span text:style-name="Default_20_Paragraph_20_Font"><text:span text:style-name="T6"/></text:span></text:p>
      <text:p text:style-name="P1"><text:span text:style-name="Default_20_Paragraph_20_Font"><text:span text:style-name="T6"/></text:span></text:p>
      <text:p text:style-name="P22">¿Qué es una empresa?</text:p>
      <text:p text:style-name="P16"/>
      <text:p text:style-name="P16">Conjunto organizado de factores de producción (trabajadores, máquinas, herramientas, recursos, capital…) que ponen a disposición del público (clientes) un determinado producto (bienes o servicios) a cambio de un ingreso económico.</text:p>
      <text:p text:style-name="P16"/>
      <text:p text:style-name="P16"/>
      <text:p text:style-name="P14">¿Cuáles son los objetivos de la empresa?</text:p>
      <text:p text:style-name="P14"/>
      <text:p text:style-name="P16">-Máximo beneficio</text:p>
      <text:p text:style-name="P16">-Crecimiento</text:p>
      <text:p text:style-name="P16">-Satisfacción de los clientes</text:p>
      <text:p text:style-name="P16">-Calidad</text:p>
      <text:p text:style-name="P16">-Supervivencia</text:p>
      <text:p text:style-name="P16">-Objetivos sociales</text:p>
      <text:p text:style-name="P16"/>
      <text:p text:style-name="P14">¿Cuáles son los elementos de una empresa?</text:p>
      <text:p text:style-name="P14"/>
      <text:p text:style-name="P16">-Elementos humanos:</text:p>
      <text:p text:style-name="P16"><text:tab/>-Trabajadores</text:p>
      <text:p text:style-name="P16"><text:tab/>-Empresario</text:p>
      <text:p text:style-name="P16">-Elementos materiales</text:p>
      <text:p text:style-name="P16"><text:tab/>-Recursos naturales</text:p>
      <text:p text:style-name="P16"><text:tab/>-Capital físico</text:p>
      <text:p text:style-name="P16">-Elementos inmateriales</text:p>
      <text:p text:style-name="P16"/>
      <text:p text:style-name="P16"/>
      <text:p text:style-name="P14"><text:soft-page-break/>¿Cuáles son los elementos del entorno específico y general?</text:p>
      <text:p text:style-name="P14"/>
      <text:p text:style-name="P16">Entorno específico: comprende aquellos elementos externos a la empresa que están relacionados estrechamente con ella, y por tanto, tienen una influencia directa</text:p>
      <text:p text:style-name="P16"><text:tab/>-Proveedores</text:p>
      <text:p text:style-name="P16"><text:tab/>-Clientes</text:p>
      <text:p text:style-name="P16"><text:tab/>-Competidores</text:p>
      <text:p text:style-name="P16"><text:tab/>-Entidades financieras</text:p>
      <text:p text:style-name="P16"><text:tab/>-Administraciones públicas</text:p>
      <text:p text:style-name="P16"><text:tab/>-Mercado laboral</text:p>
      <text:p text:style-name="P16"><text:tab/>-Comunidad</text:p>
      <text:p text:style-name="P16"/>
      <text:p text:style-name="P16">Entorno general: factores no tan directamente vinculados pero que en ocasiones tienen una influencia decisiva</text:p>
      <text:p text:style-name="P16"><text:tab/>-Económicos</text:p>
      <text:p text:style-name="P16"><text:tab/>-Tecnológicos</text:p>
      <text:p text:style-name="P16"><text:tab/>-Político-legales</text:p>
      <text:p text:style-name="P16"><text:tab/>-Demográficas</text:p>
      <text:p text:style-name="P16"><text:tab/>-Socioculturales</text:p>
      <text:p text:style-name="P16"><text:tab/>-Medioambientales</text:p>
      <text:p text:style-name="P14"/>
      <text:p text:style-name="P14">Explica dos de cada tipo</text:p>
      <text:p text:style-name="P14"/>
      <text:p text:style-name="P16">Especifico</text:p>
      <text:p text:style-name="P16">-Clientes: son los destinatarios del bien o servicio prestado por la empresa, pueden ser consumidores finales o bien otras empresas que usan estos servicios</text:p>
      <text:p text:style-name="P16"/>
      <text:p text:style-name="P16"><text:soft-page-break/>-Proveedores: son las empresas que proporcionas una serie de entradas en otras empresas para que están puedan realizar su actividad.</text:p>
      <text:p text:style-name="P16"/>
      <text:p text:style-name="P16"/>
      <text:p text:style-name="P16">General</text:p>
      <text:p text:style-name="P16">-Económicos: factores como la tasa de desempleo, la inflación, los tipos de interés… condicionan los salarios, la evolución de las ventas.</text:p>
      <text:p text:style-name="P16">-Político legales: normas sobre impuestos, contratación de trabajadores, especificaciones obligatorias…</text:p>
      <text:p text:style-name="P16"/>
      <text:p text:style-name="P16"/>
      <text:p text:style-name="P14">-Funciones de una empresa</text:p>
      <text:p text:style-name="P14"/>
      <text:p text:style-name="P17"><text:span text:style-name="Fuente_20_de_20_párrafo_20_predeter."><text:span text:style-name="T9">-Creación de valor: gracias a las empresas se obtienen productos de uso diario</text:span></text:span></text:p>
      <text:p text:style-name="P15"/>
      <text:p text:style-name="P17"><text:span text:style-name="Fuente_20_de_20_párrafo_20_predeter."><text:span text:style-name="T9">-Función social: proporcionan los ingresos necesarios para vivir, bien a través de los salarios o de los beneficios que obtienen sus propietarios. También promueven el avance tecnológico y la innovación.</text:span></text:span></text:p>
      <text:p text:style-name="P15"/>
      <text:p text:style-name="P15"/>
      <text:p text:style-name="P14">¿Qué es la cultura empresarial? Indica los elementos</text:p>
      <text:p text:style-name="P16"/>
      <text:p text:style-name="P16">La cultura empresarial esta formada por un conjunto de valores, creencias y principios fundamentales <text:s/>compartidos, y debe ser asumida por todos sus integrantes.</text:p>
      <text:p text:style-name="P16"/>
      <text:p text:style-name="P16">-Misión: propósito que mueve a la empresa.</text:p>
      <text:p text:style-name="P16">-Valores: cualidades presentes en la empresa y que influyen en el comportamiento</text:p>
      <text:p text:style-name="P16">-Políticas: lineas de acción mediante las cuales la empresa define su identidad.</text:p>
      <text:p text:style-name="P16"/>
      <text:p text:style-name="P16"/>
      <text:p text:style-name="P14"><text:soft-page-break/>¿Qué es la imagen corporativa y como transmitirla?</text:p>
      <text:p text:style-name="P16"/>
      <text:p text:style-name="P16">Es un concepto relacionado de una forma muy estrecha con la cultura empresarial. Es el conjunto de impresiones que suscita en el público.</text:p>
      <text:p text:style-name="P16"/>
      <text:p text:style-name="P16">-De forma espontánea: mediante la actuación de la empresa que es observada por la comunidad.</text:p>
      <text:p text:style-name="P16"/>
      <text:p text:style-name="P16">-De forma intencionada: mediante una campaña organizada y planificada (marketing)</text:p>
      <text:p text:style-name="P16"/>
      <text:p text:style-name="P16"/>
      <text:p text:style-name="P14">¿Qué es la responsabilidad social?</text:p>
      <text:p text:style-name="P21"><text:span text:style-name="Fuente_20_de_20_párrafo_20_predeter."><text:span text:style-name="T10">Compromiso de las empresas que hace que se preocupen no sólo por sus intereses económicos, sino también por la repercusión de sus actividades en la socieda</text:span></text:span><text:span text:style-name="Default_20_Paragraph_20_Font"><text:span text:style-name="T6">d</text:span></text:span></text:p>
      <text:p text:style-name="P1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pitch="variable"/>
    <style:font-face style:name="Liberation Sans" svg:font-family="'Liberation Sans'" style:font-family-generic="roman" style:font-pitch="variable"/>
    <style:font-face style:name="Arial" svg:font-family="Arial" style:font-family-generic="swiss" style:font-pitch="variable"/>
    <style:font-face style:name="Calibri1" svg:font-family="Calibri" style:font-family-generic="swiss" style:font-pitch="variable"/>
    <style:font-face style:name="F" svg:font-family="" style:font-family-generic="system" style:font-pitch="variable"/>
    <style:font-face style:name="Arial1" svg:font-family="Arial" style:font-family-generic="system" style:font-pitch="variable"/>
    <style:font-face style:name="Calibri2" svg:font-family="Calibri"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fals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s" fo:country="ES" style:letter-kerning="false" style:font-name-asian="Calibri2"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s" fo:country="ES" style:letter-kerning="false" style:font-name-asian="Calibri2"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Normal" style:family="paragraph">
      <style:paragraph-properties fo:margin-left="0.018cm" fo:margin-right="0cm" fo:margin-top="0cm" fo:margin-bottom="0.409cm" style:contextual-spacing="false" fo:line-height="111%" fo:hyphenation-ladder-count="no-limit" fo:text-indent="-0.018cm" style:auto-text-indent="false">
        <style:tab-stops/>
      </style:paragraph-properties>
      <style:text-properties fo:color="#000000" loext:opacity="100%" style:font-name="Calibri1" fo:font-family="Calibri" style:font-family-generic="swiss" style:font-pitch="variable" fo:font-size="12pt" style:font-name-asian="Calibri1" style:font-family-asian="Calibri" style:font-family-generic-asian="swiss" style:font-pitch-asian="variable" style:font-size-asian="12pt" style:font-name-complex="Calibri1" style:font-family-complex="Calibri" style:font-family-generic-complex="swiss" style:font-pitch-complex="variable" fo:hyphenate="false" loext:hyphenation-no-caps="false"/>
    </style:style>
    <style:style style:name="Default_20_Paragraph_20_Font" style:display-name="Default Paragraph Font" style:family="text"/>
    <style:style style:name="Fuente_20_de_20_párrafo_20_predeter." style:display-name="Fuente de párrafo predeter."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648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9-25T11:05:00</meta:creation-date>
    <meta:initial-creator>Antonio Joaquín Montero García</meta:initial-creator>
    <dc:language>es-ES</dc:language>
    <dc:date>2020-10-13T17:14:18.887000000</dc:date>
    <meta:editing-cycles>6</meta:editing-cycles>
    <meta:editing-duration>PT1H34M36S</meta:editing-duration>
    <meta:generator>LibreOffice/7.0.2.2$Windows_X86_64 LibreOffice_project/8349ace3c3162073abd90d81fd06dcfb6b36b994</meta:generator>
    <meta:document-statistic meta:table-count="0" meta:image-count="0" meta:object-count="0" meta:page-count="7" meta:paragraph-count="83" meta:word-count="903" meta:character-count="6107" meta:non-whitespace-character-count="523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